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91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5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99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99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99ff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66cc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3399ff" fo:border-left="none" fo:border-right="none" fo:border-top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3399ff" fo:border-left="none" fo:border-right="0.06pt solid #000000" fo:border-top="0.06pt solid #000000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Variables</text:p>
          </table:table-cell>
          <table:covered-table-cell table:number-columns-repeated="4" table:style-name="ce13"/>
          <table:covered-table-cell table:style-name="ce37"/>
          <table:table-cell table:number-columns-repeated="2"/>
        </table:table-row>
        <table:table-row table:style-name="ro1">
          <table:table-cell table:style-name="ce2" table:number-columns-spanned="1" table:number-rows-spanned="2"/>
          <table:table-cell table:style-name="ce14" office:value-type="string" calcext:value-type="string" table:number-columns-spanned="1" table:number-rows-spanned="2">
            <text:p>Locomotoras</text:p>
          </table:table-cell>
          <table:table-cell table:style-name="ce25" office:value-type="string" calcext:value-type="string" table:number-columns-spanned="2" table:number-rows-spanned="1">
            <text:p>Vagones</text:p>
          </table:table-cell>
          <table:covered-table-cell table:style-name="ce15"/>
          <table:table-cell table:style-name="ce35" office:value-type="string" calcext:value-type="string" table:number-columns-spanned="2" table:number-rows-spanned="1">
            <text:p>Contenedores</text:p>
          </table:table-cell>
          <table:covered-table-cell table:style-name="ce38"/>
          <table:table-cell table:number-columns-repeated="2"/>
        </table:table-row>
        <table:table-row table:style-name="ro1">
          <table:covered-table-cell table:style-name="ce3"/>
          <table:covered-table-cell table:style-name="ce15"/>
          <table:table-cell table:style-name="ce26" office:value-type="string" calcext:value-type="string">
            <text:p>v1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20’</text:p>
          </table:table-cell>
          <table:table-cell table:style-name="ce39" office:value-type="string" calcext:value-type="string">
            <text:p>40’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Unidades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6" table:number-rows-spanned="1">
            <text:p>Datos</text:p>
          </table:table-cell>
          <table:covered-table-cell table:number-columns-repeated="4" table:style-name="ce7"/>
          <table:covered-table-cell/>
          <table:table-cell table:number-columns-repeated="2"/>
        </table:table-row>
        <table:table-row table:style-name="ro1">
          <table:table-cell table:style-name="ce6" table:number-columns-spanned="1" table:number-rows-spanned="2"/>
          <table:table-cell table:style-name="ce17" office:value-type="string" calcext:value-type="string" table:number-columns-spanned="1" table:number-rows-spanned="2">
            <text:p>Locomotoras</text:p>
          </table:table-cell>
          <table:table-cell table:style-name="ce17" office:value-type="string" calcext:value-type="string" table:number-columns-spanned="2" table:number-rows-spanned="1">
            <text:p>Vagones</text:p>
          </table:table-cell>
          <table:covered-table-cell table:style-name="ce31"/>
          <table:table-cell table:style-name="ce36" office:value-type="string" calcext:value-type="string" table:number-columns-spanned="2" table:number-rows-spanned="1">
            <text:p>Contenedores</text:p>
          </table:table-cell>
          <table:covered-table-cell table:style-name="ce40"/>
          <table:table-cell table:number-columns-repeated="2"/>
        </table:table-row>
        <table:table-row table:style-name="ro1">
          <table:covered-table-cell table:style-name="ce3"/>
          <table:covered-table-cell table:style-name="ce15"/>
          <table:table-cell table:style-name="ce26" office:value-type="string" calcext:value-type="string">
            <text:p>v1</text:p>
          </table:table-cell>
          <table:table-cell table:style-name="ce15" office:value-type="string" calcext:value-type="string">
            <text:p>v2</text:p>
          </table:table-cell>
          <table:table-cell table:style-name="ce15" office:value-type="string" calcext:value-type="string">
            <text:p>20’</text:p>
          </table:table-cell>
          <table:table-cell table:style-name="ce39" office:value-type="string" calcext:value-type="string">
            <text:p>40’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Necesidad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rimera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gunda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9" office:value-type="string" calcext:value-type="string" table:number-columns-spanned="2" table:number-rows-spanned="1">
            <text:p>Fabrica 1</text:p>
          </table:table-cell>
          <table:covered-table-cell table:style-name="ce22"/>
          <table:table-cell table:style-name="ce32" office:value-type="string" calcext:value-type="string" table:number-columns-spanned="2" table:number-rows-spanned="1">
            <text:p>Fabrica 2</text:p>
          </table:table-cell>
          <table:covered-table-cell table:style-name="ce2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Distancia</text:p>
          </table:table-cell>
          <table:table-cell table:style-name="ce20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33" office:value-type="float" office:value="220" calcext:value-type="float" table:number-columns-spanned="2" table:number-rows-spanned="1">
            <text:p>220</text:p>
          </table:table-cell>
          <table:covered-table-cell table:style-name="ce29"/>
          <table:table-cell table:style-name="ce18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Coste (€)</text:p>
          </table:table-cell>
          <table:table-cell table:style-name="ce21" office:value-type="string" calcext:value-type="string">
            <text:p>Traslado (€/Km)</text:p>
          </table:table-cell>
          <table:table-cell table:style-name="ce21" office:value-type="string" calcext:value-type="string">
            <text:p>Coste (€)</text:p>
          </table:table-cell>
          <table:table-cell table:style-name="ce28" office:value-type="string" calcext:value-type="string">
            <text:p>Traslado (€/Km)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Locomotoras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200000" calcext:value-type="float">
            <text:p>200000</text:p>
          </table:table-cell>
          <table:table-cell table:style-name="ce29" office:value-type="float" office:value="1" calcext:value-type="float">
            <text:p>1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Vagones v1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3000" calcext:value-type="float">
            <text:p>3000</text:p>
          </table:table-cell>
          <table:table-cell table:style-name="ce29" office:value-type="float" office:value="2" calcext:value-type="float">
            <text:p>2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Vagones v2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style-name="ce29" office:value-type="float" office:value="3" calcext:value-type="float">
            <text:p>3</text:p>
          </table:table-cell>
          <table:table-cell table:style-name="ce18"/>
          <table:table-cell/>
          <table:table-cell table:style-name="ce41"/>
        </table:table-row>
        <table:table-row table:style-name="ro1">
          <table:table-cell office:value-type="string" calcext:value-type="string">
            <text:p>Contenedores 20’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25000" calcext:value-type="float">
            <text:p>25000</text:p>
          </table:table-cell>
          <table:table-cell table:style-name="ce29" office:value-type="float" office:value="1" calcext:value-type="float">
            <text:p>1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4" office:value-type="string" calcext:value-type="string">
            <text:p>Contenedores 40’</text:p>
          </table:table-cell>
          <table:table-cell table:style-name="ce16" office:value-type="float" office:value="30000" calcext:value-type="float">
            <text:p>300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0000" calcext:value-type="float">
            <text:p>40000</text:p>
          </table:table-cell>
          <table:table-cell table:style-name="ce30" office:value-type="float" office:value="1" calcext:value-type="float">
            <text:p>1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3" table:number-rows-spanned="1">
            <text:p>Datos Calculados</text:p>
          </table:table-cell>
          <table:covered-table-cell table:style-name="ce22"/>
          <table:covered-table-cell table:style-name="ce27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Fabrica 1</text:p>
          </table:table-cell>
          <table:table-cell table:style-name="ce28" office:value-type="string" calcext:value-type="string">
            <text:p>Fabrica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omotoras</text:p>
          </table:table-cell>
          <table:table-cell table:formula="of:=[.B15]+[.C15]*[.B13]" office:value-type="float" office:value="100200" calcext:value-type="float">
            <text:p>100200</text:p>
          </table:table-cell>
          <table:table-cell table:style-name="ce29" table:formula="of:=[.D15]+[.E15]*[.D13]" office:value-type="float" office:value="200220" calcext:value-type="float">
            <text:p>200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gones v1</text:p>
          </table:table-cell>
          <table:table-cell table:formula="of:=[.B16]+[.C16]*[.B13]" office:value-type="float" office:value="10500" calcext:value-type="float">
            <text:p>10500</text:p>
          </table:table-cell>
          <table:table-cell table:style-name="ce29" table:formula="of:=[.D16]+[.E16]*[.D13]" office:value-type="float" office:value="3440" calcext:value-type="float">
            <text:p>3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gones v2</text:p>
          </table:table-cell>
          <table:table-cell table:formula="of:=[.B17]+[.C17]*[.B13]" office:value-type="float" office:value="20040" calcext:value-type="float">
            <text:p>20040</text:p>
          </table:table-cell>
          <table:table-cell table:style-name="ce29" table:formula="of:=[.D17]+[.E17]*[.D13]" office:value-type="float" office:value="5660" calcext:value-type="float">
            <text:p>5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nedores 20’</text:p>
          </table:table-cell>
          <table:table-cell table:formula="of:=[.B18]+[.C18]*[.B13]" office:value-type="float" office:value="20080" calcext:value-type="float">
            <text:p>20080</text:p>
          </table:table-cell>
          <table:table-cell table:style-name="ce29" table:formula="of:=[.D18]+[.E18]*[.D13]" office:value-type="float" office:value="25220" calcext:value-type="float">
            <text:p>2522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ontenedores 40’</text:p>
          </table:table-cell>
          <table:table-cell table:style-name="ce16" table:formula="of:=[.B19]+[.C19]*[.B13]" office:value-type="float" office:value="30040" calcext:value-type="float">
            <text:p>30040</text:p>
          </table:table-cell>
          <table:table-cell table:style-name="ce30" table:formula="of:=[.D19]+[.E19]*[.D13]" office:value-type="float" office:value="40220" calcext:value-type="float">
            <text:p>4022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1" office:value-type="string" calcext:value-type="string">
            <text:p>Objetivo:</text:p>
          </table:table-cell>
          <table:table-cell table:style-name="ce23" table:formula="of:=[.B4]*[.B23]+[.C4]*[.B24]+[.D4]*[.B25]+[.E4]*[.B26]+[.F4]*[.B27]+([.B9]-[.B4])*[.C23]+([.C9]-[.C4])*[.C24]+([.D9]-[.D4])*[.C25]+([.E9]-[.E4])*[.C26]+([.F9]-[.F4])*[.C27]" office:value-type="float" office:value="662360" calcext:value-type="float">
            <text:p>66236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2" office:value-type="string" calcext:value-type="string" table:number-columns-spanned="4" table:number-rows-spanned="1">
            <text:p>Restricciones</text:p>
          </table:table-cell>
          <table:covered-table-cell table:number-columns-repeated="2" table:style-name="ce24"/>
          <table:covered-table-cell table:style-name="ce34"/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Izquierda</text:p>
          </table:table-cell>
          <table:table-cell table:style-name="ce21"/>
          <table:table-cell table:style-name="ce28" office:value-type="string" calcext:value-type="string">
            <text:p>Derec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oridad Tiempo</text:p>
          </table:table-cell>
          <table:table-cell table:formula="of:=SUM([.B4:.F4])-1" office:value-type="float" office:value="8" calcext:value-type="float">
            <text:p>8</text:p>
          </table:table-cell>
          <table:table-cell office:value-type="string" calcext:value-type="string">
            <text:p>&gt;=</text:p>
          </table:table-cell>
          <table:table-cell table:style-name="ce29" table:formula="of:=SUM([.B9:.F9])-SUM([.B4:.F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polio Primera</text:p>
          </table:table-cell>
          <table:table-cell table:formula="of:=([.B4]*[.B23]+[.C4]*[.B24]+[.D4]*[.B25]+[.E4]*[.B26]+[.F4]*[.B27])*1.1" office:value-type="float" office:value="375892" calcext:value-type="float">
            <text:p>375892</text:p>
          </table:table-cell>
          <table:table-cell office:value-type="string" calcext:value-type="string">
            <text:p>&gt;=</text:p>
          </table:table-cell>
          <table:table-cell table:style-name="ce29" table:formula="of:=([.B9]-[.B4])*[.C23]+([.C9]-[.C4])*[.C24]+([.D9]-[.D4])*[.C25]+([.E9]-[.E4])*[.C26]+([.F9]-[.F4])*[.C27]" office:value-type="float" office:value="320640" calcext:value-type="float">
            <text:p>320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polio Segunda</text:p>
          </table:table-cell>
          <table:table-cell table:formula="of:=[.B4]*[.B23]+[.C4]*[.B24]+[.D4]*[.B25]+[.E4]*[.B26]+[.F4]*[.B27]" office:value-type="float" office:value="341720" calcext:value-type="float">
            <text:p>341720</text:p>
          </table:table-cell>
          <table:table-cell office:value-type="string" calcext:value-type="string">
            <text:p>&lt;=</text:p>
          </table:table-cell>
          <table:table-cell table:style-name="ce29" table:formula="of:=(([.B9]-[.B4])*[.C23]+([.C9]-[.C4])*[.C24]+([.D9]-[.D4])*[.C25]+([.E9]-[.E4])*[.C26]+([.F9]-[.F4])*[.C27])*1.1" office:value-type="float" office:value="352704" calcext:value-type="float">
            <text:p>352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ck Loco Primera</text:p>
          </table:table-cell>
          <table:table-cell table:formula="of:=[.B4]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style-name="ce29" table:formula="of:=[.B10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ck 20’ Segunda</text:p>
          </table:table-cell>
          <table:table-cell table:formula="of:=[.E9]-[.E4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table:style-name="ce29" table:formula="of:=[.E1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ck 40’ Segunda</text:p>
          </table:table-cell>
          <table:table-cell table:formula="of:=[.F9]-[.F4]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style-name="ce29" table:formula="of:=[.F11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 V1</text:p>
          </table:table-cell>
          <table:table-cell table:formula="of:=[.C4]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table:style-name="ce29" table:formula="of:=[.C9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 V2</text:p>
          </table:table-cell>
          <table:table-cell table:formula="of:=[.D4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table:style-name="ce29" table:formula="of:=[.D9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 20’</text:p>
          </table:table-cell>
          <table:table-cell table:formula="of:=[.E4]" office:value-type="float" office:value="3" calcext:value-type="float">
            <text:p>3</text:p>
          </table:table-cell>
          <table:table-cell office:value-type="string" calcext:value-type="string">
            <text:p>&lt;=</text:p>
          </table:table-cell>
          <table:table-cell table:style-name="ce29" table:formula="of:=[.E9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Limit 40’</text:p>
          </table:table-cell>
          <table:table-cell table:style-name="ce16" table:formula="of:=[.F4]" office:value-type="float" office:value="2" calcext:value-type="float">
            <text:p>2</text:p>
          </table:table-cell>
          <table:table-cell table:style-name="ce16" office:value-type="string" calcext:value-type="string">
            <text:p>&lt;=</text:p>
          </table:table-cell>
          <table:table-cell table:style-name="ce30" table:formula="of:=[.F9]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6:57:55.0621739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7:12:34.105999116</meta:creation-date>
    <dc:date>2018-09-27T18:01:23.705841202</dc:date>
    <meta:editing-duration>PT33M7S</meta:editing-duration>
    <meta:editing-cycles>2</meta:editing-cycles>
    <meta:generator>LibreOffice/5.2.7.2$Linux_X86_64 LibreOffice_project/20m0$Build-2</meta:generator>
    <meta:document-statistic meta:table-count="1" meta:cell-count="137" meta:object-count="0"/>
  </office:meta>
</office:document-meta>
</file>